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a3dd" officeooo:paragraph-rsid="001aa3d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a3dd" officeooo:paragraph-rsid="001aa3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aa3dd" officeooo:paragraph-rsid="001aa3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aa3dd" officeooo:paragraph-rsid="001ca3d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a3dd" officeooo:paragraph-rsid="001aa3d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01a7" officeooo:paragraph-rsid="001e01a7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fo:font-weight="normal" officeooo:rsid="001aa3dd" officeooo:paragraph-rsid="001aa3d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7321"/>
    </style:style>
    <style:style style:name="T3" style:family="text">
      <style:text-properties officeooo:rsid="001ca3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connect</text:p>
      <text:p text:style-name="P2"/>
      <text:p text:style-name="P5">Source Code Migration:</text:p>
      <text:p text:style-name="P5">Copy the <text:span text:style-name="T1">interconnect</text:span> folder <text:span text:style-name="T2">and</text:span> <text:s/>take it to the new server , <text:span text:style-name="T3">place it</text:span> inside the<text:span text:style-name="T1"> /var/www/html/</text:span></text:p>
      <text:p text:style-name="P5"/>
      <text:p text:style-name="P5"/>
      <text:p text:style-name="P5">Database Migration:</text:p>
      <text:p text:style-name="P5"><text:a xlink:type="simple" xlink:href="http://38.130.112.119/phpmyadmin"/></text:p>
      <text:p text:style-name="P5">1) <text:tab/> Open the bellow url:</text:p>
      <text:p text:style-name="P5"><text:tab/><text:a xlink:type="simple" xlink:href="http://38.130.112.119/phpmyadmin">http://38.130.112.119/phpmyadmin</text:a></text:p>
      <text:p text:style-name="P5"><text:tab/>select database Name : <text:span text:style-name="T1">sippydatabase</text:span></text:p>
      <text:p text:style-name="P5"><text:tab/>Export the the selected database.</text:p>
      <text:p text:style-name="P5"/>
      <text:p text:style-name="P5">2) Create new database on new server with the database name as <text:span text:style-name="T1">sippydatabase</text:span></text:p>
      <text:p text:style-name="P5">and then select the new database then import it into new server.</text:p>
      <text:p text:style-name="P5"/>
      <text:p text:style-name="P5">3) To establish connection change the username and password using the file in the soucecode folder</text:p>
      <text:p text:style-name="P4"><text:span text:style-name="T3">dbconfig</text:span>.php</text:p>
      <text:p text:style-name="P3"/>
      <text:p text:style-name="P5"/>
      <text:p text:style-name="P6">$dbhost = 'localhost'; <text:s/>// or ip of Database server.</text:p>
      <text:p text:style-name="P6">$dbuser = 'root';</text:p>
      <text:p text:style-name="P6">$dbpass = '5510331';</text:p>
      <text:p text:style-name="P6">$dbName = "sippydatabase";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6S</meta:editing-duration>
    <meta:editing-cycles>6</meta:editing-cycles>
    <meta:generator>LibreOffice/4.1.2.1$Windows_x86 LibreOffice_project/bf15ac65c2167fb1ef3daf3710609d4a4c369a9</meta:generator>
    <dc:date>2016-06-14T12:24:06.368000000</dc:date>
    <meta:document-statistic meta:table-count="0" meta:image-count="0" meta:object-count="0" meta:page-count="2" meta:paragraph-count="16" meta:word-count="99" meta:character-count="643" meta:non-whitespace-character-count="553"/>
    <meta:user-defined meta:name="Info 1"/>
    <meta:user-defined meta:name="Info 2"/>
    <meta:user-defined meta:name="Info 3"/>
    <meta:user-defined meta:name="Info 4"/>
  </office:meta>
</office:document-meta>
</file>